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uary 24</text:p>
      <text:p text:style-name="Standard"/>
      <text:p text:style-name="Standard">All in attendance</text:p>
      <text:p text:style-name="Standard"/>
      <text:p text:style-name="Standard">Discussed potential projects. <text:s/>Decided upon APNG builder. Worked on the high-level design, interaction beween modules, and project proposal.</text:p>
      <text:p text:style-name="Standard"/>
      <text:p text:style-name="Standard">January 31</text:p>
      <text:p text:style-name="Standard"/>
      <text:p text:style-name="Standard">All in attendance.</text:p>
      <text:p text:style-name="Standard"/>
      <text:p text:style-name="Standard">Delegated PROBE estimates by module. <text:s/>Brett aggregated data for PROBE table by weighing past individual projects.</text:p>
      <text:p text:style-name="Standard"/>
      <text:p text:style-name="Standard">February 7</text:p>
      <text:p text:style-name="Standard"/>
      <text:p text:style-name="Standard">All in attendance.</text:p>
      <text:p text:style-name="Standard"/>
      <text:p text:style-name="Standard">Discussed progress report progress.</text:p>
      <text:p text:style-name="Standard"/>
      <text:p text:style-name="Standard">February 14</text:p>
      <text:p text:style-name="Standard"/>
      <text:p text:style-name="Standard">All in attend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Russell</meta:initial-creator>
    <meta:creation-date>2011-02-07T16:17:49</meta:creation-date>
    <dc:date>2011-02-14T16:41:17</dc:date>
    <dc:creator>Colby Russell</dc:creator>
    <meta:editing-duration>PT00H31M50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58" meta:character-count="400"/>
  </office:meta>
</office:document-meta>
</file>